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ovie_0</text:p>
          </table:table-cell>
          <table:table-cell table:number-columns-repeated="2"/>
          <table:table-cell office:value-type="string">
            <text:p>komentarz</text:p>
          </table:table-cell>
          <table:table-cell table:number-columns-repeated="2"/>
        </table:table-row>
        <table:table-row table:style-name="ro1">
          <table:table-cell office:value-type="string">
            <text:p>klatki w którychwystapil ruch</text:p>
          </table:table-cell>
          <table:table-cell table:number-columns-repeated="2"/>
          <table:table-cell office:value-type="string">
            <text:p>podstawowy film z dobrym oswietleniem od frontu, model malo ruchliwy. Zdarza się ze znacznie porusza się ubranie, ale i tak ruch ten nie jest kwalifikowany jako ruch ust.</text:p>
          </table:table-cell>
          <table:table-cell table:number-columns-repeated="2"/>
        </table:table-row>
        <table:table-row table:style-name="ro1">
          <table:table-cell office:value-type="string">
            <text:p>rzeczywisty</text:p>
          </table:table-cell>
          <table:table-cell office:value-type="string">
            <text:p>wykryty</text:p>
          </table:table-cell>
          <table:table-cell office:value-type="string">
            <text:p>opoznieni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formula="of:=[.B4]-[.A4]" office:value-type="float" office:value="0">
            <text:p>0</text:p>
          </table:table-cell>
          <table:table-cell office:value-type="string">
            <text:p>Ani razu nie zdarzyło się zgubienie ruchu ust. To znaczy, nawet podczas długiej wypowiedzi, system nie tracił informacji o tym że ruch występuje.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3">
            <text:p>23</text:p>
          </table:table-cell>
          <table:table-cell table:formula="of:=[.B5]-[.A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9">
            <text:p>29</text:p>
          </table:table-cell>
          <table:table-cell table:formula="of:=[.B6]-[.A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9">
            <text:p>49</text:p>
          </table:table-cell>
          <table:table-cell table:formula="of:=[.B7]-[.A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formula="of:=[.B8]-[.A8]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formula="of:=[.B9]-[.A9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04">
            <text:p>104</text:p>
          </table:table-cell>
          <table:table-cell table:formula="of:=[.B10]-[.A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16">
            <text:p>116</text:p>
          </table:table-cell>
          <table:table-cell table:formula="of:=[.B11]-[.A1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table:formula="of:=[.B12]-[.A12]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formula="of:=[.B13]-[.A13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formula="of:=[.B14]-[.A1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ednie</text:p>
          </table:table-cell>
          <table:table-cell office:value-type="string">
            <text:p>Wykrywalnosc [%]</text:p>
          </table:table-cell>
          <table:table-cell office:value-type="string">
            <text:p>Nadwykrywalnosc [%]</text:p>
          </table:table-cell>
          <table:table-cell/>
        </table:table-row>
        <table:table-row table:style-name="ro2">
          <table:table-cell table:number-columns-repeated="2"/>
          <table:table-cell table:formula="of:=SUM([.C4:.C14])/11" office:value-type="float" office:value="1.27272727272727">
            <text:p>1,2727272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1">
          <table:table-cell office:value-type="string">
            <text:p>Movie_1</text:p>
          </table:table-cell>
          <table:table-cell table:number-columns-repeated="2"/>
          <table:table-cell office:value-type="string">
            <text:p>komentarz</text:p>
          </table:table-cell>
          <table:table-cell table:number-columns-repeated="2"/>
        </table:table-row>
        <table:table-row table:style-name="ro1">
          <table:table-cell office:value-type="string">
            <text:p>klatki w którychwystapil ruch</text:p>
          </table:table-cell>
          <table:table-cell table:number-columns-repeated="2"/>
          <table:table-cell office:value-type="string">
            <text:p>testowy film ze słabym oświetleniem z góry. Ustawienia programu takie same jak w pierwszym przypadku. <text:s/>Model zmęczony ciągłym nagrywaniem czasem mruga oczami. Mrugnięcia nie są interpretowane jako ruch ust.</text:p>
          </table:table-cell>
          <table:table-cell table:number-columns-repeated="2"/>
        </table:table-row>
        <table:table-row table:style-name="ro2">
          <table:table-cell office:value-type="string">
            <text:p>rzeczywisty</text:p>
          </table:table-cell>
          <table:table-cell office:value-type="string">
            <text:p>wykryty</text:p>
          </table:table-cell>
          <table:table-cell/>
          <table:table-cell office:value-type="string">
            <text:p>Poza jednym razem podczas długich sekwencji (takich w których nie było zatrzymania ruchu ust na więcej niż 8 klatek) nie był gubiony przez system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B24]-[.A24]" office:value-type="float" office:value="2">
            <text:p>2</text:p>
          </table:table-cell>
          <table:table-cell office:value-type="string">
            <text:p>jeden raz ruch nie został wykryt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25]-[.A25]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B26]-[.A26]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formula="of:=[.B27]-[.A27]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formula="of:=[.B29]-[.A29]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formula="of:=[.B31]-[.A31]" office:value-type="float" office:value="10">
            <text:p>10</text:p>
          </table:table-cell>
          <table:table-cell table:number-columns-repeated="2"/>
          <table:table-cell office:value-type="string">
            <text:p>20 klatkowa strata ruchu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table:formula="of:=[.B32]-[.A32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ednie</text:p>
          </table:table-cell>
          <table:table-cell office:value-type="string">
            <text:p>Wykrywalnosc [%]</text:p>
          </table:table-cell>
          <table:table-cell office:value-type="string">
            <text:p>Nadwykrywalnosc [%]</text:p>
          </table:table-cell>
          <table:table-cell/>
        </table:table-row>
        <table:table-row table:style-name="ro2">
          <table:table-cell table:number-columns-repeated="2"/>
          <table:table-cell table:formula="of:=SUM([.C24:.C32])/7" office:value-type="float" office:value="4.85714285714286">
            <text:p>4,8571428571</text:p>
          </table:table-cell>
          <table:table-cell table:style-name="ce1" office:value-type="float" office:value="77">
            <text:p>77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1">
          <table:table-cell office:value-type="string">
            <text:p>Movie_2</text:p>
          </table:table-cell>
          <table:table-cell table:number-columns-repeated="2"/>
          <table:table-cell office:value-type="string">
            <text:p>komentarz</text:p>
          </table:table-cell>
          <table:table-cell table:number-columns-repeated="2"/>
        </table:table-row>
        <table:table-row table:style-name="ro1">
          <table:table-cell office:value-type="string">
            <text:p>klatki w którychwystapil ruch</text:p>
          </table:table-cell>
          <table:table-cell table:number-columns-repeated="2"/>
          <table:table-cell office:value-type="string">
            <text:p>testowy film ze złapozycja przed kamerą i modelem bardzo zaspanym.</text:p>
          </table:table-cell>
          <table:table-cell table:number-columns-repeated="2"/>
        </table:table-row>
        <table:table-row table:style-name="ro2">
          <table:table-cell office:value-type="string">
            <text:p>rzeczywisty</text:p>
          </table:table-cell>
          <table:table-cell office:value-type="string">
            <text:p>wykryty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42]-[.A42]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B43]-[.A4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B44]-[.A44]" office:value-type="float" office:value="1">
            <text:p>1</text:p>
          </table:table-cell>
          <table:table-cell table:number-columns-repeated="2"/>
          <table:table-cell office:value-type="string">
            <text:p>10 klatkowa strata ruchu przy robieniu dziubka z ust …</text:p>
          </table:table-cell>
        </table:table-row>
        <table:table-row table:style-name="ro2">
          <table:table-cell table:number-columns-repeated="2" office:value-type="float" office:value="122">
            <text:p>122</text:p>
          </table:table-cell>
          <table:table-cell table:formula="of:=[.B45]-[.A4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9">
            <text:p>139</text:p>
          </table:table-cell>
          <table:table-cell table:number-columns-repeated="3"/>
          <table:table-cell office:value-type="string">
            <text:p>mocne mruganie</text:p>
          </table:table-cell>
        </table:table-row>
        <table:table-row table:style-name="ro2">
          <table:table-cell table:number-columns-repeated="2" office:value-type="float" office:value="145">
            <text:p>145</text:p>
          </table:table-cell>
          <table:table-cell table:formula="of:=[.B47]-[.A4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65">
            <text:p>165</text:p>
          </table:table-cell>
          <table:table-cell table:formula="of:=[.B48]-[.A4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f:=[.B49]-[.A49]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5">
            <text:p>205</text:p>
          </table:table-cell>
          <table:table-cell table:number-columns-repeated="3"/>
          <table:table-cell office:value-type="string">
            <text:p>mocne mruganie</text:p>
          </table:table-cell>
        </table:table-row>
        <table:table-row table:style-name="ro2">
          <table:table-cell table:number-columns-repeated="2" office:value-type="float" office:value="215">
            <text:p>215</text:p>
          </table:table-cell>
          <table:table-cell table:formula="of:=[.B51]-[.A5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30">
            <text:p>230</text:p>
          </table:table-cell>
          <table:table-cell table:formula="of:=[.B52]-[.A5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3"/>
          <table:table-cell office:value-type="string">
            <text:p>mocne mruganie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table:formula="of:=[.B54]-[.A54]"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65">
            <text:p>265</text:p>
          </table:table-cell>
          <table:table-cell table:formula="of:=[.B55]-[.A5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89">
            <text:p>289</text:p>
          </table:table-cell>
          <table:table-cell table:formula="of:=[.B56]-[.A56]" office:value-type="float" office:value="0">
            <text:p>0</text:p>
          </table:table-cell>
          <table:table-cell table:number-columns-repeated="2"/>
          <table:table-cell office:value-type="string">
            <text:p>KONIEC PO 300 klatkach</text:p>
          </table:table-cell>
        </table:table-row>
        <table:table-row table:style-name="ro1">
          <table:table-cell table:number-columns-repeated="2"/>
          <table:table-cell office:value-type="string">
            <text:p>srednie</text:p>
          </table:table-cell>
          <table:table-cell office:value-type="string">
            <text:p>Wykrywalnosc [%]</text:p>
          </table:table-cell>
          <table:table-cell office:value-type="string">
            <text:p>Nadwykrywalnosc [%]</text:p>
          </table:table-cell>
          <table:table-cell/>
        </table:table-row>
        <table:table-row table:style-name="ro2">
          <table:table-cell table:number-columns-repeated="2"/>
          <table:table-cell table:formula="of:=SUM([.C42:.C56])/1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1">
          <table:table-cell office:value-type="string">
            <text:p>Movie_3</text:p>
          </table:table-cell>
          <table:table-cell table:number-columns-repeated="2"/>
          <table:table-cell office:value-type="string">
            <text:p>komentarz</text:p>
          </table:table-cell>
          <table:table-cell table:number-columns-repeated="2"/>
        </table:table-row>
        <table:table-row table:style-name="ro1">
          <table:table-cell office:value-type="string">
            <text:p>klatki w którychwystapil ruch</text:p>
          </table:table-cell>
          <table:table-cell table:number-columns-repeated="2"/>
          <table:table-cell office:value-type="string">
            <text:p>srednie oswietlenie i modelowi wpadla rzesa do oka :D</text:p>
          </table:table-cell>
          <table:table-cell table:number-columns-repeated="2"/>
        </table:table-row>
        <table:table-row table:style-name="ro2">
          <table:table-cell office:value-type="string">
            <text:p>rzeczywisty</text:p>
          </table:table-cell>
          <table:table-cell office:value-type="string">
            <text:p>wykryty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57">
            <text:p>57</text:p>
          </table:table-cell>
          <table:table-cell table:formula="of:=[.B66]-[.A6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formula="of:=[.B67]-[.A67]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00">
            <text:p>100</text:p>
          </table:table-cell>
          <table:table-cell table:formula="of:=[.B68]-[.A6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69]-[.A69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68">
            <text:p>168</text:p>
          </table:table-cell>
          <table:table-cell table:formula="of:=[.B70]-[.A7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table:formula="of:=[.B71]-[.A71]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number-columns-repeated="3"/>
          <table:table-cell office:value-type="string">
            <text:p>mocne mruganie (screenshot 31)</text:p>
          </table:table-cell>
        </table:table-row>
        <table:table-row table:style-name="ro2">
          <table:table-cell table:number-columns-repeated="5"/>
          <table:table-cell office:value-type="string">
            <text:p>KONIEC PO 300 klatkach</text:p>
          </table:table-cell>
        </table:table-row>
        <table:table-row table:style-name="ro1">
          <table:table-cell table:number-columns-repeated="2"/>
          <table:table-cell office:value-type="string">
            <text:p>srednie</text:p>
          </table:table-cell>
          <table:table-cell office:value-type="string">
            <text:p>Wykrywalnosc [%]</text:p>
          </table:table-cell>
          <table:table-cell office:value-type="string">
            <text:p>Nadwykrywalnosc [%]</text:p>
          </table:table-cell>
          <table:table-cell/>
        </table:table-row>
        <table:table-row table:style-name="ro2">
          <table:table-cell table:number-columns-repeated="2"/>
          <table:table-cell table:formula="of:=SUM([.C66:.C71])/6" office:value-type="float" office:value="2.66666666666667">
            <text:p>2,666666666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ODSUMOWANIE</text:p>
          </table:table-cell>
          <table:table-cell table:number-columns-repeated="5"/>
        </table:table-row>
        <table:table-row table:style-name="ro1">
          <table:table-cell office:value-type="string">
            <text:p>srednie opoznienie wykrycia</text:p>
          </table:table-cell>
          <table:table-cell/>
          <table:table-cell table:formula="of:=([.C16]+[.C34]+[.C58]+[.C75])/4" office:value-type="float" office:value="2.4491341991342">
            <text:p>2,4491341991</text:p>
          </table:table-cell>
          <table:table-cell table:number-columns-repeated="3"/>
        </table:table-row>
        <table:table-row table:style-name="ro1">
          <table:table-cell office:value-type="string">
            <text:p>srednia wykrywalnosc</text:p>
          </table:table-cell>
          <table:table-cell/>
          <table:table-cell table:formula="of:=([.D16]+[.D34]+[.D58]+[.D75])/4" office:value-type="float" office:value="94.25">
            <text:p>94,25</text:p>
          </table:table-cell>
          <table:table-cell/>
          <table:table-cell office:value-type="string">
            <text:p>jea bejbe! :D</text:p>
          </table:table-cell>
          <table:table-cell/>
        </table:table-row>
        <table:table-row table:style-name="ro1">
          <table:table-cell office:value-type="string">
            <text:p>srednia nadwykrywalnosc</text:p>
          </table:table-cell>
          <table:table-cell/>
          <table:table-cell table:formula="of:=([.E16]+[.E34]+[.E58]+[.E75])/4" office:value-type="float" office:value="10">
            <text:p>10</text:p>
          </table:table-cell>
          <table:table-cell/>
          <table:table-cell office:value-type="string">
            <text:p>mozemy o tym nie pisac ;]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8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7:19:40</meta:creation-date>
    <dc:date>2011-05-22T18:40:33</dc:date>
    <meta:editing-duration>PT01H05M42S</meta:editing-duration>
    <meta:editing-cycles>24</meta:editing-cycles>
    <meta:generator>OpenOffice.org/3.2$Unix OpenOffice.org_project/320m19$Build-9505</meta:generator>
    <meta:document-statistic meta:table-count="3" meta:cell-count="183" meta:object-count="0"/>
  </office:meta>
</office:document-meta>
</file>